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83cm" draw:caption-point-x="-1.35cm" draw:caption-point-y="-1.673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56">
            <text:p>156</text:p>
          </table:table-cell>
          <table:table-cell table:style-name="ce9" table:formula="of:=COUNTA([.I2:.L46])" office:value-type="float" office:value="24">
            <text:p>24</text:p>
          </table:table-cell>
          <table:table-cell table:style-name="ce17" table:formula="of:=[.P2]/[.N2]" office:value-type="percentage" office:value="0.133333333333333">
            <text:p>13,33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</text:span><text:span text:style-name="T2">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-05-2010</text:date>, <text:time>03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7</meta:editing-cycles>
    <dc:date>2010-05-10T03:28:28</dc:date>
    <meta:creation-date>2009-06-08T20:46:30</meta:creation-date>
    <meta:editing-duration>PT18H39M01S</meta:editing-duration>
    <meta:document-statistic meta:table-count="3" meta:cell-count="272" meta:object-count="0"/>
    <meta:user-defined meta:name="qrichtext">1</meta:user-defined>
  </office:meta>
</office:document-meta>
</file>